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9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10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T1" style:family="text">
      <style:text-properties officeooo:rsid="00171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19ee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8" style:family="text">
      <style:text-properties officeooo:rsid="001aff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3"/>
      <text:p text:style-name="P4">Blog Site</text:p>
      <text:p text:style-name="P9"/>
      <text:p text:style-name="P13">Challenge 1</text:p>
      <text:p text:style-name="P2"/>
      <text:list xml:id="list258279946" text:style-name="L1">
        <text:list-item>
          <text:p text:style-name="P7">Have the home root redirect to the “home” ejs page.</text:p>
        </text:list-item>
        <text:list-item>
          <text:p text:style-name="P7">Have an h1 on this ejs page that says “Home”.</text:p>
          <text:list>
            <text:list-item>
              <text:p text:style-name="P5"><text:span text:style-name="T4">//</text:span><text:span text:style-name="T5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11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6"/></text:p>
      <text:p text:style-name="P10"><text:span text:style-name="T6">Challenge </text:span><text:span text:style-name="T7">2</text:span></text:p>
      <text:list xml:id="list40215270925382" text:continue-numbering="true" text:style-name="L1">
        <text:list-header>
          <text:p text:style-name="P14"/>
        </text:list-header>
        <text:list-item>
          <text:p text:style-name="P8">H<text:span text:style-name="T8">ave the home starting content const appear on home route.</text:span></text:p>
        </text:list-item>
        <text:list-item>
          <text:p text:style-name="P8">A<text:span text:style-name="T8">dd ejs variable in a paragraph tag.</text:span></text:p>
          <text:p text:style-name="P8"/>
          <text:list>
            <text:list-item>
              <text:p text:style-name="P6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12">&lt;h1&gt;Home&lt;/h1&gt;</text:p>
                    </text:list-item>
                    <text:list-item>
                      <text:p text:style-name="P12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4T04:02:13.727000000</dc:date>
    <meta:editing-duration>PT24M54S</meta:editing-duration>
    <meta:editing-cycles>9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5" meta:word-count="85" meta:character-count="512" meta:non-whitespace-character-count="432"/>
  </office:meta>
</office:document-meta>
</file>